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Helvetica" svg:font-family="Helvetica, Arial, Verdana, sans-serif"/>
    <style:font-face style:name="Lohit Devanagari1" svg:font-family="'Lohit Devanagari'"/>
    <style:font-face style:name="Symbol" svg:font-family="Symbol"/>
    <style:font-face style:name="Trebuchet MS" svg:font-family="'Trebuchet MS', arial, sans-serif"/>
    <style:font-face style:name="Trebuchet MS1" svg:font-family="'Trebuchet MS', sans-serif"/>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fb2" officeooo:paragraph-rsid="00137f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Τηλεκπαιδευση e-learning</text:p>
      <text:p text:style-name="P1">ΕΙΣΑΓΩΓΗ</text:p>
      <text:p text:style-name="P1"/>
      <text:p text:style-name="P1">Η τηλεκπαίδευση αποτελεί έναν καινούργιο, ζωντανό και ραγδαία εξελισσόμενο πεδίο εκπαιδευτικής έρευνας. Η επιστήμη αυτή εφαρμόστηκε αρκετά χρόνια πριν ενώ στις μέρες μας σημαντικό παράγοντα στην ανάπτυξη της αποτέλεσε η ανάπτυξη των τηλεπικοινωνιακών τεχνολογιών κατά τη τελευταία δεκαετία.</text:p>
      <text:p text:style-name="P1">Η τηλεκπαίδευση έχει ως στόχο να δώσει τη δυνατότητα μόρφωσης σε άτομα με ειδικές ανάγκες, σε άτομα τα οποία εργάζονται και δεν έχουν το χρόνο να παρακολουθήσουν, σε άτομα τα οποία βρίσκονται σε απομακρυσμένες περιοχές, σε καθηγητές να ανταλλάσουν απόψεις, να επικοινωνούν διάφορες εκπαιδευτικές ομάδες ακόμη και σε σχολεία.</text:p>
      <text:p text:style-name="P1">Υπάρχουν δύο κατηγορίες στις οποίες εντάσσουμε τον τρόπο επικοινωνίας, την σύγχρονη και την ασύγχρονη επικοινωνία. Η πρώτη συγχρονίζεται με τον πραγματικό χρόνο όπου όλοι οι συμμετέχοντες παρακολουθούν <text:s/>ταυτόχρονα τον εκπαιδευτή. Συνήθως αυτός ο τρόπος επικοινωνίας εφαρμόζεται με τη βοήθεια του Διαδικτύου και με τα κατάλληλα προγράμματα. Ενώ η δεύτερη δεν απαιτεί τον εκπαιδευτή και τον εκπαιδευόμενο να επικοινωνούν το ίδιο χρονικό διάστημα.</text:p>
      <text:p text:style-name="P1">Η επιστήμη αυτή έχει δύο μεγάλα πλεονεκτήματα την ανεξαρτησία από την απόσταση και την ανεξαρτησία από το χρόνο. Αυτά αποτελούν και τους σκοπούς, δηλαδή, να εξυπηρετούνται άτομα τα οποία δεν μπορούν να παρακολουθούν τα μαθήματα κανονικά. Φυσικά υπάρχουν και μειονεκτήματα τα οποία μερικές φορές δημιουργούν και προβλήματα.</text:p>
      <text:p text:style-name="P1">Η τηλεκπαίδευση παρέχει διάφορες υπηρεσίες, οι οποίες διευκολύνουν τις δραστηριότητες και καλύπτουν τις ανάγκες των χρηστών της. Στο παρελθόν, για την πραγματοποίηση της αποστέλλονταν κασέτες ήχου και εικόνας ταχυδρομικά και όλα γίνονται μέσω αλληλογραφίας. Στις μέρες μας, όμως, με το δίκτυο των υπολογιστών η επικοινωνία είναι πιο αλληλεπιδραστική και επομένως η τηλεδιάσκεψη γίνεται σαφώς αποτελεσματικότερη και πιο δημιουργική.</text:p>
      <text:p text:style-name="P1">Για την εφαρμογή της χρησιμοποιούνται συγκεκριμένα προγράμματα τα οποία δημιουργούνται από την εταιρεία Space Hellas. Το CU-SeeME, το ClassPoint, το NetMEETING είναι κάποια από τα προγράμματα που έχουν φτιαχτεί για την εκπαίδευση εξ αποστάσεως. Το καθένα έχει το δικό του λογισμικό και περιβάλλον περιήγησης αλλά όλα εφαρμόζονται με τη βοήθεια του Internet.</text:p>
      <text:p text:style-name="P1"/>
      <text:p text:style-name="P1"/>
      <text:p text:style-name="P1"/>
      <text:p text:style-name="P1">ΤΙ ΕΙΝΑΙ Η ΤΗΛΕΚΠΑΙΔΕΥΣΗ;</text:p>
      <text:p text:style-name="P1"/>
      <text:p text:style-name="P1">Τι εννοούμε όμως ακριβώς με τον όρο e-learning; Η ελληνική μετάφραση του όρου τηλεκπαίδευση(εκπαίδευση από μακριά), δεν αποτυπώνει ακριβώς την έννοια, ίσως πιο σωστή θα ήταν η μετάφραση ηλεκτρονική μάθηση. Η έννοια e-learning είναι αρκετά γενική και περικλείει οποιαδήποτε μορφή εκπαίδευσης χρησιμοποιεί τις δυνατότητες των ηλεκτρονικών υπολογιστών.</text:p>
      <text:p text:style-name="P1">Για να προσδιορίσουμε καλύτερα την έννοια της τηλεκπαίδευσης έχουν καθοριστεί δύο διαφορετικές μορφές, η σύγχρονη και η ασύγχρονη τηλεκπαίδευση.</text:p>
      <text:p text:style-name="P1">Η σύγχρονη και ασύγχρονη τηλεκπαίδευση δεν λειτουργούν ως ανταγωνιστικές έννοιες, αλλά μπορούν και κάποιες φορές επιβάλλεται, να συμπληρώσουν η μία την άλλη.</text:p>
      <text:p text:style-name="P1"/>
      <text:p text:style-name="P1">• ΣΥΓΧΡΟΝΗ ΤΗΛΕΚΠΑΙΔΕΥΣΗ</text:p>
      <text:p text:style-name="P1"/>
      <text:p text:style-name="P1">Η Σύγχρονη τηλεκπαίδευση μπορεί να προσφέρει στην εκπαιδευτική διαδικασία, την αμεσότητα της επαφής του διδάσκοντα με τους εκπαιδευόμενους, και να δώσει μια άλλη διάσταση στο αντικείμενο της μάθησης. Οι εκπαιδευόμενοι, αν και δε βρίσκονται στον ίδιο τόπο με τον εκπαιδευτή, μπορούν να έχουν μαζί του φωνητική και οπτική επικοινωνία, και με αυτό τον τρόπο αποδυναμώνουν τους περιορισμούς των αποστάσεων. Όμως κάθε συνεδρία Σύγχρονης τηλεκπαίδευσης, είναι ένα γεγονός που έχει αξία και πέραν της χρονικής στιγμής διεξαγωγής της, επειδή ακριβώς απαιτείται χρονικός συντονισμός όλων των παραγόντων. Η καταγραφή της <text:soft-page-break/>συνεδρίας καθίσταται έτσι απαραίτητη, ώστε οι εκπαιδευόμενοι να μπορούν να έχουν πρόσβαση σε αυτή και σε μελλοντικές χρονικές στιγμές. Επιπλέον, το μαγνητοσκοπημένο υλικό μπορεί να αξιοποιηθεί και από άλλους εκπαιδευόμενους που δεν συμμετείχαν απαραίτητα στο αρχικό γεγονός, διευρύνοντας έτσι το δυνητικό κοινό της εκπαιδευτικής διαδικασίας.</text:p>
      <text:p text:style-name="P1"/>
      <text:p text:style-name="P1">• ΑΣΥΓΧΡΟΝΗ ΤΗΛΕΚΠΑΙΔΕΥΣΗ</text:p>
      <text:p text:style-name="P1"/>
      <text:p text:style-name="P1">Σε αυτό το σημείο, η Ασύγχρονη τηλεκπαίδευση μπορεί να προσφέρει πολλά θετικά στοιχεία, εμπλουτίζοντας το πρωτογενές υλικό (την μαγνητοσκοπημένη διάλεξη) με επιπλέον παραπομπές για ενημέρωση, βιβλιογραφία, δυνατότητες για σχολιασμό και συζήτηση που δεν υπάρχει χρόνος να γίνουν με σύγχρονο τρόπο. Η ενσωμάτωση του μαγνητοσκοπημένου υλικού με όλο το υποστηρικτικό υλικό, σχηματίζει έτσι ένα πλήρες σύνολο εκπαιδευτικού υλικού, που παρέχει στους εκπαιδευόμενους γνώσεις με πολλά διαφορετικά μέσα.</text:p>
      <text:p text:style-name="P1">Από την άλλη πλευρά, η Ασύγχρονη τηλεκπαίδευση στερείται της αμεσότητας που προαναφέρθηκε, και μέσω της ενσωμάτωσης μαγνητοσκοπημένων Σύγχρονων στιγμιότυπων μπορεί να εμπλουτισθεί και να αποδώσει καλύτερα όποιο αντικείμενο πραγματεύεται.</text:p>
      <text:p text:style-name="P1">Επιπλέον, οι σημερινές εκπαιδευτικές διαδικασίες, όλο και περισσότερο απαιτούν την διαρκή αλληλεπίδραση εκπαιδευτή και εκπαιδευομένων, και την παρακολούθηση της προόδου των δεύτερων μέσω εργασιών, ερωτήσεων και συζητήσεων. Αυτές οι ενέργειες προφανώς δεν μπορούν να ενταχθούν άμεσα σε μια Σύγχρονη συνεδρία, καθώς εκεί προτεραιότητα έχει η διεξαγωγή της διάλεξης, και η μερική αλληλεπίδραση των δύο μερών. Στην Ασύγχρονη όμως τηλεκπαίδευση δεν υπάρχει αυτός ο περιορισμός, και έτσι μια Σύγχρονη συνεδρία, μπορεί να έχει την συνέχισή της με ασύγχρονο τρόπο, μέσα από ένα περιβάλλον εκπαίδευσης στο οποίο έχουν πρόσβαση και ο διδάσκων και οι εκπαιδευόμενοι. Αυτό το ασύγχρονο περιβάλλον θα πρέπει να περιλαμβάνει:</text:p>
      <text:p text:style-name="P1">Πρόσθετο υποστηρικτικό εκπαιδευτικό υλικό</text:p>
      <text:p text:style-name="P1">Ομάδες συζητήσεων στο πρότυπο των Internet Newsgroups</text:p>
      <text:p text:style-name="P1">Επικοινωνία με ηλεκτρονική αλληλογραφία</text:p>
      <text:p text:style-name="P1">Εφαρμογές αξιολόγησης και αυτό-αξιολόγησης των εκπαιδευομένων</text:p>
      <text:p text:style-name="P1"/>
      <text:p text:style-name="P1"/>
      <text:p text:style-name="P1"/>
      <text:p text:style-name="P1">ΠΟΥ ΜΠΟΡΕΙ ΝΑ ΧΡΗΣΙΜΟΠΟΙΗΘΕΙ Η ΤΗΛΕΚΠΑΙΔΕΥΣΗ;</text:p>
      <text:p text:style-name="P1"/>
      <text:p text:style-name="P1">Υπάρχει η εντύπωση ότι οι τεχνολογίες της τηλεκπαίδευσης μπορούν να</text:p>
      <text:p text:style-name="P1">χρησιμοποιηθούν µόνο σε ακαδημαϊκούς χώρους και να ενταχθούν µόνο στην</text:p>
      <text:p text:style-name="P1">υπάρχουσα διαδικασία εκπαίδευσης. Η εντύπωση αυτή είναι προφανώς</text:p>
      <text:p text:style-name="P1">λανθασμένη. Η τηλεκπαίδευση δίνει µία τελείως διαφορετική διάσταση στην</text:p>
      <text:p text:style-name="P1">έννοια της μάθησης. Με τη χρήση της τηλεκπαίδευσης <text:s/>οι εκπαιδευόμενοι</text:p>
      <text:p text:style-name="P1">γλιτώνουν πολύτιμο χρόνο μετακινήσεων και τους δίνεται η ευελιξία για να</text:p>
      <text:p text:style-name="P1">διαλέξουν µόνοι τους το χρόνο που θα διαθέσουν.</text:p>
      <text:p text:style-name="P1">Όλοι οι παραπάνω παράγοντες κάνουν ελκυστική την τηλεκπαίδευση και στον</text:p>
      <text:p text:style-name="P1">επιχειρησιακό χώρο. Οι εργαζόμενοι μπορούν να παίρνουν μέρος σε σεµινάρια , να συνεχίζουν την εκπαίδευσή τους χωρίς <text:s/>να χρειάζεται να σπαταλάνε χρόνο σε µετακινήσεις και χωρίς να χρειάζεται να λείπουν από τη δουλειά τους. Οι επιχειρήσεις δείχνουν έντονο ενδιαφέρον για τέτοιες τεχνολογίες αφού τους προσφέρουν τη δυνατότητα για <text:s/>συνεχή εκπαίδευση των στελεχών τους µε μικρό κόστος.</text:p>
      <text:p text:style-name="P1"/>
      <text:p text:style-name="P1">ΣΕ ΠΟΙΟΥΣ ΑΠΕΥΘΗΝΕΤΑΙ Η ΤΗΛΕΚΠΑΙΔΕΥΣΗ;</text:p>
      <text:p text:style-name="P1"/>
      <text:p text:style-name="P1">Η Τηλεκπαίδευση ουσιαστικά απευθύνεται σε δύο ομάδες ενδιαφερομένων:</text:p>
      <text:p text:style-name="P1"><text:s/></text:p>
      <text:p text:style-name="P1">Α)Σε όλες τις βαθμίδες εκπαίδευσης και σε εργαζόμενους ενήλικους.</text:p>
      <text:p text:style-name="P1"><text:soft-page-break/>Η εκπαίδευση από απόσταση απευθύνεται είτε σε ενήλικους είτε σε μαθητές σχολείων. Μπορεί να διαχωριστεί σε τρεις βασικές κατηγορίες. α) Εκπαίδευση και διαρκής κατάρτιση εργαζόμενων ενηλίκων, β) ανώτερη εκπαίδευση σε πανεπιστήμια και σε κολέγια, γ) κατώτερη και μέση εκπαίδευση σε μαθητές δημοτικών σχολείων και γυμνασίων λυκείων.</text:p>
      <text:p text:style-name="P1">Τα τελευταία χρόνια γίνονται προσπάθειες σε κάθε χώρα ώστε τα σχολεία όλων των βαθμίδων εκπαίδευσης και τα πανεπιστήμια να συνδεθούν στο παγκόσμιο δίκτυο υπολογιστών Internet.</text:p>
      <text:p text:style-name="P1">Έτσι η εκπαίδευση από απόσταση μέσω του Internet μπορεί να είναι προσιτή σε μαθητές κάθε ηλικίας από όλο τον κόσμο. Οι ενήλικοι που παρακολουθούν μαθήματα με εκπαίδευση από απόσταση συνήθως είναι εργαζόμενοι ή έχουν οικογενειακές υποχρεώσεις και δεν μπορούν να παρακολουθήσουν κανονικά παραδόσεις μαθημάτων σε διδασκαλία πρόσωπο με πρόσωπο. Στην εκπαίδευση από απόσταση με ανεξάρτητη μάθηση οι σειρές μαθημάτων παραδίδονται στο χώρο και στο χρόνο που επιλέγει ο εκπαιδευόμενος, συνήθως στο σπίτι ή στο χώρο εργασίας του. Έτσι οι εργαζόμενοι προτιμούν να παρακολουθούν μαθήματα από απόσταση. Ακόμη όταν οι εργοδότες θέλουν να βελτιώσουν την μόρφωση των υπαλλήλων τους με επιμορφωτικά σεμινάρια, χωρίς όμως οι υπάλληλοι να φύγουν από τον τόπο εργασίας τους, επιλέγουν την εκπαίδευση από απόσταση.</text:p>
      <text:p text:style-name="P1">Όταν η εκπαίδευση απευθύνεται σε μαθητές σχολείων χρησιμοποιούνται μέθοδοι προσομοίωσης της πραγματικής διδασκαλίας. Οι μαθητές επικοινωνούν με άλλα σχολεία της περιοχής ή με μαθητές από όλο τον κόσμο και συμμετέχουν σε ομαδικές εργασίες. Τα σχολεία απομακρυσμένων περιοχών παρακολουθούν μαθήματα από καθηγητές που βρίσκονται σε κεντρικές πόλεις και δεν μπορούν να επισκεφθούν τις περιοχές αυτές. Αυξάνονται οι ευκαιρίες επικοινωνίας και αυξάνεται η συμμετοχή των ατόμων που εκπαιδεύονται.</text:p>
      <text:p text:style-name="P1"><text:s/></text:p>
      <text:p text:style-name="P1">Β)Σε άτομα με ειδικές ανάγκες</text:p>
      <text:p text:style-name="P1">Η εκπαίδευση από απόσταση επίσης απευθύνεται και σε ειδικές κατηγορίες ατόμων με κινητικά προβλήματα που δεν μπορούν να βγουν από το σπίτι και να παρακολουθήσουν κανονικά μαθήματα στο σχολείο.</text:p>
      <text:p text:style-name="P1">Για τα άτομα αυτά δημιουργούνται ειδικές υπηρεσίες χειρισμού του υπολογιστή, όπως ανίχνευση της κίνησης των ματιών του χρήστη με ενσωματωμένη κάμερα στον υπολογιστή και αυτόματη ενεργοποίηση των εντολών χωρίς να χρειάζεται να χρησιμοποιήσει ο χρήστης ποντίκι ή πληκτρολόγιο. Τα άτομα με ειδικές ανάγκες μπορούν να έχουν ισότιμη πρόσβαση στην εκπαίδευση και παρακολουθούν το μάθημα μιας τάξης από απόσταση.</text:p>
      <text:p text:style-name="P1">Όταν η επικοινωνία γίνεται με γραπτά κείμενα, αυτό ενισχύει την ανωνυμία των εκπαιδευόμενων και έτσι μπορούν να αποκρύψουν από τους άλλους ότι είναι τυφλοί ή έχουν κινητικά προβλήματα και να συμμετέχουν ως ίσοι στην επικοινωνία. Ένα τεχνολογικό μέσο που μπορεί να χρησιμοποιήσει ένας τυφλός είναι ένα σύστημα που συνθέτει φωνή και του ανακοινώνει τα μηνύματα που εμφανίζονται στην οθόνη, ή μπορεί να χρησιμοποιήσει ζωντανή επικοινωνία με ήχο μέσω του Internet.</text:p>
      <text:p text:style-name="P1">H ισότητα δίνει μεγαλύτερη αυτοπεποίθηση στο άτομο με ειδικές ανάγκες. Του δίνει δυνατότητα να επικοινωνήσει με άτομα που ίσως θα δίσταζαν να επικοινωνήσουν μαζί του πρόσωπο με πρόσωπο, διότι συχνά τα άτομα με ειδικές ανάγκες απομονώνονται από τους άλλους και αποτελούν ξεχωριστή μειονότητα.</text:p>
      <text:p text:style-name="P1">Η εκπαίδευση από απόσταση δίνει στους μαθητές με ειδικά προβλήματα ένα περιβάλλον στο οποίο έχουν αποτελεσματική επικοινωνία με ειδικούς καθηγητές που τους βοηθούν να υπερνικήσουν τις φυσικές δυσκολίες και να αποκτήσουν πλήρη εκπαίδευση.</text:p>
      <text:p text:style-name="P1">Δημιουργούνται κοινότητες ατόμων με ειδικές ανάγκες και μπορούν να εκπαιδευτούν μαζί ομάδες ατόμων που αντιμετωπίζουν κοινά προβλήματα. Το άτομο με ειδικές ανάγκες έχει πρόσβαση στις νέες τεχνολογίες, και έχει στη διάθεση του ένα πλήθος προγραμμάτων και υπηρεσιών. Ψυχολόγοι και σύμβουλοι που κατοικούν σε μακρινές περιοχές, επικοινωνούν μαζί του και του παρέχουν οδηγίες από απόσταση.</text:p>
      <text:p text:style-name="P1"/>
      <text:p text:style-name="P1"/>
      <text:p text:style-name="P1"/>
      <text:p text:style-name="P1"><text:soft-page-break/>ΠΛΕΟΝΕΚΤΗΜΑΤΑ</text:p>
      <text:p text:style-name="P1"/>
      <text:p text:style-name="P1">· <text:s text:c="8"/>Ανεξαρτησία από την απόσταση.</text:p>
      <text:p text:style-name="P1"><text:s/></text:p>
      <text:p text:style-name="P1">Η τηλεκπαίδευση έφερε επανάσταση στο χώρο της εκπαίδευσης. Μέχρι τώρα η εκπαίδευση επικεντρωνόταν στις ανάγκες του διδάσκοντα και έτσι οι εκπαιδευόμενοι ήταν υποχρεωμένοι να προσαρμοστούν σε αυτές. Αντίθετα, η τηλεκπαίδευση φέρνει το μαθητή στο κέντρο.</text:p>
      <text:p text:style-name="P1">Από τη στιγμή που το μαθησιακό υλικό είναι διαθέσιμο στο διαδίκτυο , η τηλεκπαίδευση μετατρέπεται σε αρωγό ο οποίος ουσιαστικά, συμβάλει στην κατάργηση των γεωγραφικών συνόρων και των φυσικών εμποδίων, μετατρέποντας έτσι την διάδοση της γνώσης σε εύκολη υπόθεση.</text:p>
      <text:p text:style-name="P1"><text:s/></text:p>
      <text:p text:style-name="P1">· <text:s text:c="8"/>Πρόσβαση σε πλούσιο πληροφοριακό υλικό.</text:p>
      <text:p text:style-name="P1"><text:s/></text:p>
      <text:p text:style-name="P1">Μέσω του διαδικτύου μπορεί να έχει πρόσβαση σε πλούσιο πληροφοριακό υλικό (διεθνή πανεπιστήμια, βιβλιοθήκες κλπ). Έτσι, δίνεται η δυνατότητα στον εκπαιδευόμενο να προσαρμόσει τα μαθήματά του και να δημιουργήσει ένα πρόγραμμα που να καλύπτει τις ανάγκες του, αφού ως γνωστών βασίζεται στην αυτοεκπαίδευση και στην αυτονομία.</text:p>
      <text:p text:style-name="P1">Έτσι είναι εφικτή πλέον η δια βίου κατάρτιση αφού το μάθημα μπορεί να διαμορφωθεί σύμφωνα με τις προτιμήσεις και το χρόνο του μαθητή. Έτσι, ο μαθητής θα μπορεί να παρακολουθεί το μάθημα από παντού και όποτε θέλει.</text:p>
      <text:p text:style-name="P1">Παράλληλα, ο εκπαιδευτής έχει τη δυνατότητα να εμπλουτίσει το μαθησιακό υλικό, να χρησιμοποιήσει καινούριες τεχνολογίες (πολυμέσα κλπ) που κάνουν το μάθημα πιο ενδιαφέρον και προσφέρουν περισσότερες δυνατότητες. Αυτή η δυνατότητα κάνει και τους μαθητές να κατανοούν και να αφομοιώνουν πολύ πιο εύκολα το μαθησιακό υλικό όταν αυτό τους δίνεται με παραστατικό τρόπο. Επίσης, ο εκπαιδευτής ασχολείται μόνο με την ενημέρωση και τον εμπλουτισμό του υλικού αφού το παραγόμενο υλικό μπορεί να επαναχρησιμοποιηθεί. Επιπλέον, με τη βοήθεια της σύγχρονης τηλεκπαίδευσης κερδίζεται πολύτιμος χρόνος και μειώνεται το κόστος από άσκοπες μετακινήσεις. Δίνεται η δυνατότητα σε περισσότερους να παρακολουθήσουν, εύκολα και χωρίς κόστος, διαλέξεις ειδικών και να υπάρχουν συνεργασίες μεταξύ πανεπιστημίων.</text:p>
      <text:p text:style-name="P1">Όσο αφορά την πρόοδο των μαθητών μέσω της τηλεκπαίδευσης από τον καθηγητή, είναι πιο αντικειμενική και πιο σωστή όπως επίσης και η πιστοποίηση των γνώσεων και των δεξιοτήτων από τη στιγμή που το υλικό είναι προσβάσιμο από όλους.</text:p>
      <text:p text:style-name="P1"><text:s/></text:p>
      <text:p text:style-name="P1">· <text:s text:c="8"/>Άπειρη επικοινωνία χωρίς εξαιρέσεις.</text:p>
      <text:p text:style-name="P1"><text:s/></text:p>
      <text:p text:style-name="P1">Ένα από τα σημαντικότερα πλεονεκτήματα της τηλεκπαίδευσης είναι η ουσιαστικά «άπειρη» δυνατότητα επέκτασης, δηλαδή δεν υπάρχει περιορισμός στον αριθμό των συμμετεχόντων.</text:p>
      <text:p text:style-name="P1">Επίσης μέσα από την τηλεκπαίδευση δίνεται σε άτομα με μαθησιακά προβλήματα η δυνατότητα να συμμετέχουν ενεργά. Κυρίως στην ασύγχρονη τηλεκπαίδευση που η επικοινωνία είναι ως επί το πλείστον ασύγχρονη δίνεται η δυνατότητα σε όλους τους μαθητές να πάρουν μέρος και να συνεισφέρουν στις συζητήσεις που αφορούν το μάθημα.</text:p>
      <text:p text:style-name="P1"><text:s/></text:p>
      <text:p text:style-name="P1">· <text:s text:c="8"/>Ηλεκτρονική Τάξη.</text:p>
      <text:p text:style-name="P1"><text:s/></text:p>
      <text:p text:style-name="P1">Τέλος, με τα μέσα που παρέχει η τηλεκπαίδευση μπορεί να δημιουργηθεί μια &lt;&lt;ηλεκτρονική τάξη&gt;&gt; (e-class) η οποία εξομοιώνει όλες τις λειτουργίες και τις συνηθισμένες παροχές της κλασικής τάξης που όλοι μας γνωρίζουμε. Τέτοιες λειτουργίες είναι η παράδοση των διαλέξεων, η επίλυση των ασκήσεων που θα έχουν παραδοθεί ηλεκτρονικά από τους εκπαιδευόμενους, η υποβολή ερωτήσεων και η άμεση απάντησή τους καθώς και συζητήσεις για θέματα που αφορούν το μάθημα γενικότερα.</text:p>
      <text:p text:style-name="P1"/>
      <text:p text:style-name="P1"><text:soft-page-break/></text:p>
      <text:p text:style-name="P1">ΜΕΙΟΝΕΚΤΗΜΑΤΑ</text:p>
      <text:p text:style-name="P1"/>
      <text:p text:style-name="P1">Εκτός από τα πλεονεκτήματα και τις δυνατότητες που προσφέρει, έχει και αρκετά μειονεκτήματα και κρύβει πολλούς κινδύνους.</text:p>
      <text:p text:style-name="P1"/>
      <text:p text:style-name="P1">· <text:s text:c="8"/>Κοινωνική αποξένωση των εκπαιδευομένων.</text:p>
      <text:p text:style-name="P1"/>
      <text:p text:style-name="P1">Από τα μεγαλύτερα μειονεκτήματα της τηλεκπαιδευσης είναι ο κίνδυνος της κοινωνικής αποξένωσης των εκπαιδευομένων. Η επικοινωνία, πλέον, με τους εκπαιδευόμενους δεν περιορίζεται από την φυσική παρουσία του εκπαιδευτή μέσα στην τάξη ή το γραφείο του, αλλά επεκτείνεται σε διάφορες μορφές ηλεκτρονικής επικοινωνίας.</text:p>
      <text:p text:style-name="P1"/>
      <text:p text:style-name="P1">· <text:s text:c="8"/>Νέος ρόλος του εκπαιδευτή.</text:p>
      <text:p text:style-name="P1"/>
      <text:p text:style-name="P1">Η μορφή του εκπαιδευτικού υλικού έχει αλλάξει σημαντικά στην σημερινή τηλεκπαίδευση. Το εκπαιδευτικό υλικό είναι πλέον ψηφιακό και υπάρχουν πάρα πολλές δυνατότητες δημιουργίας και διαμόρφωσης του. Ο εκπαιδευτικός έχει στην διάθεση του κειμενογράφους, λογισμικό για την διαχείριση φύλλων εργασίας, εργαλεία για την δημιουργία παρουσιάσεων, συντάκτες σελίδων HTML και άλλα εργαλεία διαμόρφωσης κειμένου, σχημάτων και εικόνων, για τη δημιουργία ηλεκτρονικού εκπαιδευτικού <text:s text:c="3"/>περιεχομένου. <text:s/>Επίσης, <text:s/>για ακόμα πιο λειτουργικά, αλλά και συνάμα και πιο εντυπωσιακά αποτελέσματα, <text:s/>προσφέρονται ποικίλα εργαλεία για την δημιουργία πολυμέσων ψηφιακού περιεχομένου. Επιπλέον, από την στιγμή που ο τρόπος αξιολόγησης αλλάζει, ο εκπαιδευτικός θα πρέπει να επινοήσει νέες δομές εξεταστικών διαδικασιών, οι οποίες θα του επιτρέψουν να έχει πιο ακριβοδίκαιη αποτίμηση για το επίπεδο γνώσεων του φοιτητή του. Όμως αυτές οι δομές αλλά και η εκμάθηση των εργαλείων για την δημιουργία του νέου υλικού δεν είναι πάντα εύκολη υπόθεση, ιδιαίτερα για τους χρήστες που δεν είναι εξοικειωμένοι.</text:p>
      <text:p text:style-name="P1"/>
      <text:p text:style-name="P1">Και γι’ αυτό τον λόγο αλλάζει ο ρόλος των εκπαιδευτικών σε ένα περιβάλλον ηλεκτρονικής μάθησης, γιατί απαιτείτε περισσότερος ενεργητικός ρόλος. Αυτό διότι η ανάπτυξη της τεχνολογίας, πληροφορικής και επικοινωνιών είναι ραγδαία, έτσι η προετοιμασία των εκπαιδευτικών περιλαμβάνει πλέον νέες δραστηριότητες, τις οποίες αυτοί θα πρέπει συστηματικά να εξασκήσουν. Η έλλειψη εξοικείωσης των συμμετεχόντων με την χρησιμοποιούμενη τεχνολογία δημιουργεί μία αμηχανία και κάνει τις σχέσεις πιο «τυπικές».</text:p>
      <text:p text:style-name="P1"/>
      <text:p text:style-name="P1">Εκτός από την απαραίτητη ύπαρξή τεχνικού, το κόστος τόσο για την προμήθεια του εξοπλισμού όσο και για την συντήρηση του είναι αρκετά υψηλό.</text:p>
      <text:p text:style-name="P1"/>
      <text:p text:style-name="P1">· <text:s text:c="8"/>Έλλειψη σωστού εκπαιδευτικού περιεχομένου</text:p>
      <text:p text:style-name="P1"/>
      <text:p text:style-name="P1">Τέλος, ένας μεγάλος τους κίνδυνος που κρύβει η τεχνολογικά προχωρημένη παροχή τηλεκπαίδευσης είναι η προσφορά επιφανειακής, χαμηλής ποιότητας και υποβαθμισμένης εκπαίδευσης. Αυτό φυσικά συμβαίνει μόνο αν δεν δοθεί προσοχή στην επιλογή των ατόμων, που θα ασχοληθούν με την σχεδίαση, <text:s/>την υλοποίηση και την υποστήριξη εκπαιδευτικού λογισμικού, ώστε να έχουν την κατάλληλη πείρα και τις απαραίτητες παιδαγωγικές γνώσεις και σχέση με την εκπαίδευση.</text:p>
      <text:p text:style-name="P1"/>
      <text:p text:style-name="P1">Παρά τις παραπάνω σημαντικές δυσκολίες, η μάθηση από απόσταση βασισμένη στους υπολογιστές και το Διαδίκτυο έχει περισσότερα οφέλη από μειονεκτήματα και κερδίζει συνεχώς την εμπιστοσύνη των ενδιαφερόμενων, <text:s/>που ολοένα και συχνότερα καταφεύγουν σε αυτή.</text:p>
      <text:p text:style-name="P1"/>
      <text:p text:style-name="P1">ΓΕΝΙΚΑ ΣΥΜΠΕΡΑΣΜΑΤΑ</text:p>
      <text:p text:style-name="P1"><text:soft-page-break/></text:p>
      <text:p text:style-name="P1">Η εξ αποστάσεως εκπαίδευση, που γεννήθηκε μαζί με τη Βιομηχανική Επανάσταση στα μέσα του 19ου αιώνα, αναγνωρίστηκε τελικά, μετά από πολλά χρόνια, ως έγκυρη εκπαιδευτική πρακτική πριν από μια γενιά περίπου. Σήμερα δεκάδες εκατομμύρια σπουδαστές παρακολουθούν ανοικτά πανεπιστήμια, εκπαιδευτικά κέντρα επιχειρήσεων, κολέγια εξ αποστάσεως κατάρτισης και τμήματα εξ αποστάσεως εκπαίδευσης συμβατικών ιδρυμάτων.</text:p>
      <text:p text:style-name="P1"><text:s/></text:p>
      <text:p text:style-name="P1">Ηλεκτρονικές αίθουσες διδασκαλίας που απέχουν εκατοντάδες ή χιλιάδες χιλιόμετρα η μία από την άλλη συνδέονται μέσω των σύγχρονων τεχνολογιών σε ένα σύστημα εικονικής πραγματικότητας.</text:p>
      <text:p text:style-name="P1"><text:s/></text:p>
      <text:p text:style-name="P1">Η εξ αποστάσεως εκπαίδευση είναι σε θέση να δώσει μια νέα και απολύτως απαραίτητη για τον σύγχρονο άνθρωπο προοπτική. Μας αναγκάζει να ανοίξουμε τους ορίζοντες της σκέψης μας πέρα από τα όρια της πανεπιστημιούπολης, στον κόσμο που διαρκώς μεταβάλλεται.</text:p>
      <text:p text:style-name="P1"><text:s/></text:p>
      <text:p text:style-name="P1"/>
      <text:p text:style-name="P1">Η εξ αποστάσεως εκπαίδευση αποτελεί συγκροτημένο και διακριτό πεδίο εκπαίδευσης ενώ ταυτόχρονα συνυπάρχει με τη συμβατική εκπαίδευση συμπληρώνοντας τη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Helvetica" svg:font-family="Helvetica, Arial, Verdana, sans-serif"/>
    <style:font-face style:name="Lohit Devanagari1" svg:font-family="'Lohit Devanagari'"/>
    <style:font-face style:name="Symbol" svg:font-family="Symbol"/>
    <style:font-face style:name="Trebuchet MS" svg:font-family="'Trebuchet MS', arial, sans-serif"/>
    <style:font-face style:name="Trebuchet MS1" svg:font-family="'Trebuchet MS', sans-serif"/>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2:07:01.621516252</meta:creation-date>
    <dc:date>2020-06-14T12:08:59.277798233</dc:date>
    <meta:editing-duration>PT2M</meta:editing-duration>
    <meta:editing-cycles>1</meta:editing-cycles>
    <meta:document-statistic meta:table-count="0" meta:image-count="0" meta:object-count="0" meta:page-count="6" meta:paragraph-count="88" meta:word-count="2467" meta:character-count="17620" meta:non-whitespace-character-count="15149"/>
    <meta:generator>LibreOffice/5.1.6.2$Linux_x86 LibreOffice_project/10m0$Build-2</meta:generator>
  </office:meta>
</office:document-meta>
</file>